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 draw:shadow="hidden"/>
    </style:style>
    <style:style style:name="gr5" style:family="graphic" style:parent-style-name="standard">
      <style:graphic-properties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3.54cm" fo:min-width="7.29cm" fo:padding-top="0.23cm" fo:padding-bottom="0.23cm" fo:padding-left="0.355cm" fo:padding-right="0.35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Ubuntu Mono1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000000"/>
      <style:paragraph-properties fo:text-align="center"/>
      <style:text-properties fo:color="#ffffff" style:font-name="Ubuntu Mono1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000000"/>
      <style:paragraph-properties fo:text-align="center"/>
      <style:text-properties style:font-name="Ubuntu Mono1"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color="#ffffff" style:font-name="Ubuntu Mono1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Ubuntu Mono1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style:font-name="Ubuntu Mono1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cm" svg:height="4cm" svg:x="1.9cm" svg:y="3cm">
            <text:p text:style-name="P1"><text:span text:style-name="T1">ULTi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4cm" svg:x="1.9cm" svg:y="7cm">
            <text:p text:style-name="P1"><text:span text:style-name="T2">8x64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path draw:style-name="gr3" draw:text-style-name="P2" draw:layer="layout" svg:width="7.999cm" svg:height="3.999cm" svg:x="11.4cm" svg:y="3cm" svg:viewBox="0 0 8000 4000" svg:d="M0 4000c0-1333 0-2667 0-4000 2667 0 5333 0 8000 0 0 1333 0 2667 0 4000-2667 0-5333 0-8000 0z">
              <text:p/>
            </draw:path>
            <draw:path draw:style-name="gr4" draw:text-style-name="P4" draw:layer="layout" svg:width="1.19cm" svg:height="1.783cm" svg:x="11.975cm" svg:y="4.185cm" svg:viewBox="0 0 1191 1784" svg:d="M590 1784c-113-1-208-16-284-47s-137-76-182-134-77-129-96-212-28-175-28-276v-1115h350v1092c0 74 4 135 11 185 8 50 20 90 38 120s43 52 75 65 73 20 121 20c49 0 90-7 122-20s57-35 76-66c19-32 32-72 39-122 8-50 12-111 12-185v-1089h347v1115c0 101-10 193-28 276-19 83-52 154-99 212s-109 103-186 134-173 46-288 47z">
              <text:p/>
            </draw:path>
            <draw:path draw:style-name="gr4" draw:text-style-name="P4" draw:layer="layout" svg:width="1.097cm" svg:height="1.746cm" svg:x="13.479cm" svg:y="4.185cm" svg:viewBox="0 0 1098 1747" svg:d="M1098 1747c-366 0-732 0-1098 0 0-583 0-1165 0-1747 117 0 233 0 350 0 0 486 0 972 0 1459 249 0 498 0 748 0 0 96 0 192 0 288z">
              <text:p/>
            </draw:path>
            <draw:path draw:style-name="gr4" draw:text-style-name="P4" draw:layer="layout" svg:width="1.269cm" svg:height="1.745cm" svg:x="14.763cm" svg:y="4.184cm" svg:viewBox="0 0 1270 1746" svg:d="M1270 0c0 96 0 192 0 288-153 0-307 0-460 0 0 486 0 972 0 1458-117 0-233 0-350 0 0-486 0-972 0-1458-153 0-307 0-460 0 0-96 0-192 0-288 423 0 847 0 1270 0z">
              <text:p/>
            </draw:path>
            <draw:path draw:style-name="gr4" draw:text-style-name="P4" draw:layer="layout" svg:width="1.215cm" svg:height="1.96cm" svg:x="16.208cm" svg:y="4.001cm" svg:viewBox="0 0 1216 1961" svg:d="M700 223c0 68-22 121-65 161-43 39-95 59-155 59s-112-20-154-59c-42-40-64-93-64-161 0-70 22-124 64-164 42-39 94-59 154-59s112 20 155 59c43 40 65 94 65 164zM1216 1874c-71 33-138 56-201 69-64 12-121 18-174 18-90 0-166-13-227-39-61-27-110-65-147-115s-63-110-78-182c-15-71-22-153-22-245v-488h-367v-288h714v821c0 79 15 138 44 176 29 39 77 58 145 58 32 0 71-4 116-13 45-8 96-25 152-52z">
              <text:p/>
            </draw:path>
            <draw:path draw:style-name="gr4" draw:text-style-name="P4" draw:layer="layout" svg:width="1.28cm" svg:height="1.746cm" svg:x="17.585cm" svg:y="4.184cm" svg:viewBox="0 0 1281 1747" svg:d="M389 0c14 40 30 90 50 152s41 129 63 201c23 71 45 144 68 217s44 141 65 203c23-69 46-141 71-216 24-74 47-146 70-214 23-69 43-133 62-193 19-61 36-110 51-150h288c13 152 26 301 38 446s22 288 31 430c8 142 15 285 21 429s10 291 14 442h-319l17-1358-214 740h-254l-206-740 14 1358h-319c6-143 12-292 18-446 7-154 14-308 22-460 7-153 16-300 26-443 11-143 22-276 36-398z">
              <text:p/>
            </draw:path>
          </draw:g>
          <draw:g>
            <draw:path draw:style-name="gr5" draw:text-style-name="P3" draw:layer="layout" svg:width="7.999cm" svg:height="3.999cm" svg:x="11.4cm" svg:y="7cm" svg:viewBox="0 0 8000 4000" svg:d="M0 4000c0-1333 0-2667 0-4000 2667 0 5333 0 8000 0 0 1333 0 2667 0 4000-2667 0-5333 0-8000 0z">
              <text:p/>
            </draw:path>
            <draw:path draw:style-name="gr6" draw:text-style-name="P5" draw:layer="layout" svg:width="1.198cm" svg:height="1.825cm" svg:x="12.679cm" svg:y="8.142cm" svg:viewBox="0 0 1199 1826" svg:d="M1151 457c0 81-19 161-59 239-39 78-101 143-186 196 107 62 183 130 227 203s66 154 66 243c0 56-10 113-32 172-22 58-57 110-105 156-47 46-110 85-187 115s-172 45-285 45c-89 0-169-11-241-33-73-21-135-52-187-93-51-40-91-90-120-149-28-60-42-126-42-199 0-89 21-172 62-250s106-147 195-207c-83-57-139-117-170-181-30-64-45-132-45-203 0-57 10-115 30-177 20-61 51-116 95-165 43-49 100-89 172-121 71-32 160-48 265-48 167 0 300 41 399 124s148 194 148 333zM872 1332c0-38-7-71-21-99s-37-54-68-77c-31-24-71-47-120-71-49-23-107-48-175-75-52 44-93 92-121 146-28 53-42 104-42 153 0 76 26 133 80 171 54 39 117 58 190 58 85 0 152-20 202-61 50-40 75-89 75-145zM598 288c-60 0-113 17-159 51-46 33-69 83-69 149s21 120 65 161c43 41 119 85 228 130 59-43 100-91 124-143 25-51 37-102 37-151 0-66-22-115-66-148s-98-49-160-49z">
              <text:p/>
            </draw:path>
            <draw:path draw:style-name="gr6" draw:text-style-name="P5" draw:layer="layout" svg:width="1.3cm" svg:height="1.325cm" svg:x="14.042cm" svg:y="8.605cm" svg:viewBox="0 0 1301 1326" svg:d="M660 415l271-415h353l-429 638c45 54 89 112 133 173 43 61 84 123 124 185 39 62 75 121 107 178 32 56 59 107 82 152h-361c-51-96-102-181-153-257-50-75-98-143-144-203-56 75-107 149-152 220-45 72-91 152-138 240h-353c28-53 61-108 97-165 37-57 76-116 116-175 41-59 83-118 127-176 44-59 87-114 128-167l-465-643h364z">
              <text:p/>
            </draw:path>
            <draw:path draw:style-name="gr6" draw:text-style-name="P5" draw:layer="layout" svg:width="1.153cm" svg:height="1.793cm" svg:x="15.529cm" svg:y="8.174cm" svg:viewBox="0 0 1154 1794" svg:d="M550 928c-35 0-72 4-110 11-37 8-68 18-93 31-2 17-3 34-4 51s-2 35-2 54c0 54 4 106 12 156 7 50 20 95 39 134 19 40 45 71 78 95 33 23 74 35 123 35 39 0 73-9 101-28s51-43 69-71 31-59 40-93c8-34 13-67 13-99 0-88-20-156-60-204-39-48-108-72-206-72zM595 640c102 0 188 15 259 45 70 30 128 71 173 122 45 50 78 110 98 177 19 68 29 140 29 215 0 67-11 136-32 206-22 69-55 133-100 192-46 58-103 105-173 142-69 37-152 55-248 55-196 0-345-61-447-182-103-121-154-311-154-568 0-170 25-319 75-449s121-239 213-327 203-155 333-200 274-68 432-68l19 299c-75 0-148 7-220 20-71 13-137 35-197 66s-113 71-157 120-77 110-97 183c35-15 70-27 104-35 34-9 64-13 90-13z">
              <text:p/>
            </draw:path>
            <draw:path draw:style-name="gr6" draw:text-style-name="P5" draw:layer="layout" svg:width="1.263cm" svg:height="1.746cm" svg:x="16.89cm" svg:y="8.184cm" svg:viewBox="0 0 1264 1747" svg:d="M728 435c-34 43-69 89-104 138-36 49-71 100-106 154-35 53-68 107-100 162-32 54-61 108-85 161h395zM1075 0v1050h189v285h-189v412h-347v-412h-728v-254c36-74 82-157 138-250 57-93 119-189 187-286 67-98 139-195 214-290s151-180 226-25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21:38:24.535931640</meta:creation-date>
    <dc:date>2016-02-24T15:38:14.649691426</dc:date>
    <meta:editing-duration>PT13M45S</meta:editing-duration>
    <meta:editing-cycles>2</meta:editing-cycles>
    <meta:generator>LibreOffice/4.4.6.3$Linux_X86_64 LibreOffice_project/40m0$Build-3</meta:generator>
    <dc:creator>Anool Mahidharia</dc:creator>
    <meta:document-statistic meta:object-count="17"/>
  </office:meta>
</office:document-meta>
</file>